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68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-precision-recall-curve" table:style-name="ta1">
        <table:shapes>
          <draw:frame draw:z-index="0" draw:style-name="gr1" draw:text-style-name="P1" svg:width="283.65mm" svg:height="159.55mm" svg:x="0mm" svg:y="58.13mm">
            <draw:object draw:notify-on-update-of-ranges="'average-precision-recall-curve'.A1:'average-precision-recall-curve'.A1 'average-precision-recall-curve'.A2:'average-precision-recall-curve'.A12 'average-precision-recall-curve'.B1:'average-precision-recall-curve'.B1 'average-precision-recall-curve'.B2:'average-precision-recall-curve'.B12 'average-precision-recall-curve'.C1:'average-precision-recall-curve'.C1 'average-precision-recall-curve'.C2:'average-precision-recall-curve'.C12 'average-precision-recall-curve'.D1:'average-precision-recall-curve'.D1 'average-precision-recall-curve'.D2:'average-precision-recall-curve'.D12 'average-precision-recall-curve'.E1:'average-precision-recall-curve'.E1 'average-precision-recall-curve'.E2:'average-precision-recall-curve'.E12 'average-precision-recall-curve'.F1:'average-precision-recall-curve'.F1 'average-precision-recall-curve'.F2:'average-precision-recall-curve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ce2"/>
        <table:table-column table:style-name="co2" table:default-cell-style-name="Default"/>
        <table:table-column table:style-name="co2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ecisão/Revocação</text:p>
          </table:table-cell>
          <table:table-cell table:style-name="ce1" office:value-type="string" calcext:value-type="string">
            <text:p>Deckard</text:p>
          </table:table-cell>
          <table:table-cell table:style-name="ce1" office:value-type="string" calcext:value-type="string">
            <text:p>Jplag</text:p>
          </table:table-cell>
          <table:table-cell table:style-name="ce1" office:value-type="string" calcext:value-type="string">
            <text:p>LCCSS</text:p>
          </table:table-cell>
          <table:table-cell table:style-name="ce1" office:value-type="string" calcext:value-type="string">
            <text:p>LCS</text:p>
          </table:table-cell>
          <table:table-cell table:style-name="ce1" office:value-type="string" calcext:value-type="string">
            <text:p>Simian</text:p>
          </table:table-cell>
          <table:table-cell/>
          <table:table-cell table:style-name="ce3" office:value-type="string" calcext:value-type="string">
            <text:p>Deckard</text:p>
          </table:table-cell>
          <table:table-cell office:value-type="string" calcext:value-type="string">
            <text:p>minToken = 9, stride = 11; similarity = 1.0</text:p>
          </table:table-cell>
          <table:table-cell table:number-columns-repeated="5"/>
        </table:table-row>
        <table:table-row table:style-name="ro1">
          <table:table-cell table:style-name="ce6" office:value-type="percentage" office:value="0" calcext:value-type="percentage">
            <text:p>0%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Jplag</text:p>
          </table:table-cell>
          <table:table-cell office:value-type="string" calcext:value-type="string">
            <text:p>Sensitivity = 23</text:p>
          </table:table-cell>
          <table:table-cell table:number-columns-repeated="5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office:value-type="float" office:value="0.9411538" calcext:value-type="float">
            <text:p>0,9411538</text:p>
          </table:table-cell>
          <table:table-cell office:value-type="float" office:value="0.9131653" calcext:value-type="float">
            <text:p>0,913165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imian</text:p>
          </table:table-cell>
          <table:table-cell office:value-type="string" calcext:value-type="string">
            <text:p>threshold = 8</text:p>
          </table:table-cell>
          <table:table-cell table:number-columns-repeated="5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float" office:value="0.7536769" calcext:value-type="float">
            <text:p>0,7536769</text:p>
          </table:table-cell>
          <table:table-cell office:value-type="float" office:value="0.7122163" calcext:value-type="float">
            <text:p>0,7122163</text:p>
          </table:table-cell>
          <table:table-cell office:value-type="float" office:value="1" calcext:value-type="float">
            <text:p>1</text:p>
          </table:table-cell>
          <table:table-cell office:value-type="float" office:value="0.9811594" calcext:value-type="float">
            <text:p>0,98115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.7473398" calcext:value-type="float">
            <text:p>0,7473398</text:p>
          </table:table-cell>
          <table:table-cell office:value-type="float" office:value="0.7118721" calcext:value-type="float">
            <text:p>0,7118721</text:p>
          </table:table-cell>
          <table:table-cell office:value-type="float" office:value="1" calcext:value-type="float">
            <text:p>1</text:p>
          </table:table-cell>
          <table:table-cell office:value-type="float" office:value="0.982337" calcext:value-type="float">
            <text:p>0,98233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.7093341" calcext:value-type="float">
            <text:p>0,7093341</text:p>
          </table:table-cell>
          <table:table-cell office:value-type="float" office:value="0.6629057" calcext:value-type="float">
            <text:p>0,6629057</text:p>
          </table:table-cell>
          <table:table-cell office:value-type="float" office:value="1" calcext:value-type="float">
            <text:p>1</text:p>
          </table:table-cell>
          <table:table-cell office:value-type="float" office:value="0.9124909" calcext:value-type="float">
            <text:p>0,91249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office:value-type="float" office:value="0.7297494" calcext:value-type="float">
            <text:p>0,7297494</text:p>
          </table:table-cell>
          <table:table-cell office:value-type="float" office:value="0.6158168" calcext:value-type="float">
            <text:p>0,6158168</text:p>
          </table:table-cell>
          <table:table-cell office:value-type="float" office:value="1" calcext:value-type="float">
            <text:p>1</text:p>
          </table:table-cell>
          <table:table-cell office:value-type="float" office:value="0.8954498" calcext:value-type="float">
            <text:p>0,89544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office:value-type="float" office:value="0.6875958" calcext:value-type="float">
            <text:p>0,6875958</text:p>
          </table:table-cell>
          <table:table-cell office:value-type="float" office:value="0.6293027" calcext:value-type="float">
            <text:p>0,6293027</text:p>
          </table:table-cell>
          <table:table-cell office:value-type="float" office:value="1" calcext:value-type="float">
            <text:p>1</text:p>
          </table:table-cell>
          <table:table-cell office:value-type="float" office:value="0.8304068" calcext:value-type="float">
            <text:p>0,83040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office:value-type="float" office:value="0.637503" calcext:value-type="float">
            <text:p>0,637503</text:p>
          </table:table-cell>
          <table:table-cell office:value-type="float" office:value="0.5894993" calcext:value-type="float">
            <text:p>0,5894993</text:p>
          </table:table-cell>
          <table:table-cell office:value-type="float" office:value="1" calcext:value-type="float">
            <text:p>1</text:p>
          </table:table-cell>
          <table:table-cell office:value-type="float" office:value="0.7908984" calcext:value-type="float">
            <text:p>0,790898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office:value-type="float" office:value="0.6534694" calcext:value-type="float">
            <text:p>0,6534694</text:p>
          </table:table-cell>
          <table:table-cell office:value-type="float" office:value="0.613109" calcext:value-type="float">
            <text:p>0,613109</text:p>
          </table:table-cell>
          <table:table-cell office:value-type="float" office:value="1" calcext:value-type="float">
            <text:p>1</text:p>
          </table:table-cell>
          <table:table-cell office:value-type="float" office:value="0.7906056" calcext:value-type="float">
            <text:p>0,79060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office:value-type="float" office:value="0.5972556" calcext:value-type="float">
            <text:p>0,5972556</text:p>
          </table:table-cell>
          <table:table-cell office:value-type="float" office:value="0.6264914" calcext:value-type="float">
            <text:p>0,6264914</text:p>
          </table:table-cell>
          <table:table-cell office:value-type="float" office:value="1" calcext:value-type="float">
            <text:p>1</text:p>
          </table:table-cell>
          <table:table-cell office:value-type="float" office:value="0.7006183" calcext:value-type="float">
            <text:p>0,70061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float" office:value="0.3374893" calcext:value-type="float">
            <text:p>0,3374893</text:p>
          </table:table-cell>
          <table:table-cell office:value-type="float" office:value="0.5052091" calcext:value-type="float">
            <text:p>0,5052091</text:p>
          </table:table-cell>
          <table:table-cell office:value-type="float" office:value="1" calcext:value-type="float">
            <text:p>1</text:p>
          </table:table-cell>
          <table:table-cell office:value-type="float" office:value="0.6713503" calcext:value-type="float">
            <text:p>0,67135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8:37:53.7807036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19:30:26.968888763</dc:date>
    <meta:editing-duration>PT56M19S</meta:editing-duration>
    <meta:editing-cycles>3</meta:editing-cycles>
    <meta:generator>LibreOffice/6.2.3.2$Linux_X86_64 LibreOffice_project/2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-dash="Fine_20_Dashed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66cm" svg:height="15.956cm" xlink:href=".." xlink:type="simple" chart:class="chart:line" chart:style-name="ch1">
        <chart:legend chart:legend-position="end" svg:x="24.469cm" svg:y="5.809cm" style:legend-expansion="high" chart:style-name="ch2"/>
        <chart:plot-area chart:style-name="ch3" table:cell-range-address="'average-precision-recall-curve'.A1:'average-precision-recall-curve'.F12" chart:data-source-has-labels="both" svg:x="0.567cm" svg:y="0.319cm" svg:width="23.335cm" svg:height="15.318cm">
          <chartooo:coordinate-region svg:x="1.294cm" svg:y="0.519cm" svg:width="22.17cm" svg:height="14.471cm"/>
          <chart:axis chart:dimension="x" chart:name="primary-x" chart:style-name="ch4" chartooo:axis-type="auto">
            <chartooo:date-scale/>
            <chart:categories table:cell-range-address="'average-precision-recall-curve'.A2:'average-precision-recall-curve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erage-precision-recall-curve'.B2:'average-precision-recall-curve'.B12" chart:label-cell-address="'average-precision-recall-curve'.B1:'average-precision-recall-curve'.B1" chart:class="chart:line">
            <chart:data-point chart:repeated="11"/>
          </chart:series>
          <chart:series chart:style-name="ch7" chart:values-cell-range-address="'average-precision-recall-curve'.C2:'average-precision-recall-curve'.C12" chart:label-cell-address="'average-precision-recall-curve'.C1:'average-precision-recall-curve'.C1" chart:class="chart:line">
            <chart:data-point chart:repeated="11"/>
          </chart:series>
          <chart:series chart:style-name="ch8" chart:values-cell-range-address="'average-precision-recall-curve'.D2:'average-precision-recall-curve'.D12" chart:label-cell-address="'average-precision-recall-curve'.D1:'average-precision-recall-curve'.D1" chart:class="chart:line">
            <chart:data-point chart:repeated="11"/>
          </chart:series>
          <chart:series chart:style-name="ch9" chart:values-cell-range-address="'average-precision-recall-curve'.E2:'average-precision-recall-curve'.E12" chart:label-cell-address="'average-precision-recall-curve'.E1:'average-precision-recall-curve'.E1" chart:class="chart:line">
            <chart:data-point chart:repeated="11"/>
          </chart:series>
          <chart:series chart:style-name="ch10" chart:values-cell-range-address="'average-precision-recall-curve'.F2:'average-precision-recall-curve'.F12" chart:label-cell-address="'average-precision-recall-curve'.F1:'average-precision-recall-curve'.F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kard</text:p>
                <draw:g>
                  <svg:desc>'average-precision-recall-curve'.B1:'average-precision-recall-curve'.B1</svg:desc>
                </draw:g>
              </table:table-cell>
              <table:table-cell office:value-type="string">
                <text:p>Jplag</text:p>
                <draw:g>
                  <svg:desc>'average-precision-recall-curve'.C1:'average-precision-recall-curve'.C1</svg:desc>
                </draw:g>
              </table:table-cell>
              <table:table-cell office:value-type="string">
                <text:p>LCCSS</text:p>
                <draw:g>
                  <svg:desc>'average-precision-recall-curve'.D1:'average-precision-recall-curve'.D1</svg:desc>
                </draw:g>
              </table:table-cell>
              <table:table-cell office:value-type="string">
                <text:p>LCS</text:p>
                <draw:g>
                  <svg:desc>'average-precision-recall-curve'.E1:'average-precision-recall-curve'.E1</svg:desc>
                </draw:g>
              </table:table-cell>
              <table:table-cell office:value-type="string">
                <text:p>Simian</text:p>
                <draw:g>
                  <svg:desc>'average-precision-recall-curve'.F1:'average-precision-recall-curve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verage-precision-recall-curve'.A2:'average-precision-recall-curve'.A12</svg:desc>
                </draw:g>
              </table:table-cell>
              <table:table-cell office:value-type="float" office:value="1">
                <text:p>1</text:p>
                <draw:g>
                  <svg:desc>'average-precision-recall-curve'.B2:'average-precision-recall-curve'.B12</svg:desc>
                </draw:g>
              </table:table-cell>
              <table:table-cell office:value-type="float" office:value="1">
                <text:p>1</text:p>
                <draw:g>
                  <svg:desc>'average-precision-recall-curve'.C2:'average-precision-recall-curve'.C12</svg:desc>
                </draw:g>
              </table:table-cell>
              <table:table-cell office:value-type="float" office:value="1">
                <text:p>1</text:p>
                <draw:g>
                  <svg:desc>'average-precision-recall-curve'.D2:'average-precision-recall-curve'.D12</svg:desc>
                </draw:g>
              </table:table-cell>
              <table:table-cell office:value-type="float" office:value="1">
                <text:p>1</text:p>
                <draw:g>
                  <svg:desc>'average-precision-recall-curve'.E2:'average-precision-recall-curve'.E12</svg:desc>
                </draw:g>
              </table:table-cell>
              <table:table-cell office:value-type="float" office:value="1">
                <text:p>1</text:p>
                <draw:g>
                  <svg:desc>'average-precision-recall-curve'.F2:'average-precision-recall-curve'.F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411538">
                <text:p>0.9411538</text:p>
              </table:table-cell>
              <table:table-cell office:value-type="float" office:value="0.9131653">
                <text:p>0.91316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536769">
                <text:p>0.7536769</text:p>
              </table:table-cell>
              <table:table-cell office:value-type="float" office:value="0.7122163">
                <text:p>0.7122163</text:p>
              </table:table-cell>
              <table:table-cell office:value-type="float" office:value="1">
                <text:p>1</text:p>
              </table:table-cell>
              <table:table-cell office:value-type="float" office:value="0.9811594">
                <text:p>0.981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473398">
                <text:p>0.7473398</text:p>
              </table:table-cell>
              <table:table-cell office:value-type="float" office:value="0.7118721">
                <text:p>0.7118721</text:p>
              </table:table-cell>
              <table:table-cell office:value-type="float" office:value="1">
                <text:p>1</text:p>
              </table:table-cell>
              <table:table-cell office:value-type="float" office:value="0.982337">
                <text:p>0.98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093341">
                <text:p>0.7093341</text:p>
              </table:table-cell>
              <table:table-cell office:value-type="float" office:value="0.6629057">
                <text:p>0.6629057</text:p>
              </table:table-cell>
              <table:table-cell office:value-type="float" office:value="1">
                <text:p>1</text:p>
              </table:table-cell>
              <table:table-cell office:value-type="float" office:value="0.9124909">
                <text:p>0.9124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297494">
                <text:p>0.7297494</text:p>
              </table:table-cell>
              <table:table-cell office:value-type="float" office:value="0.6158168">
                <text:p>0.6158168</text:p>
              </table:table-cell>
              <table:table-cell office:value-type="float" office:value="1">
                <text:p>1</text:p>
              </table:table-cell>
              <table:table-cell office:value-type="float" office:value="0.8954498">
                <text:p>0.8954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875958">
                <text:p>0.6875958</text:p>
              </table:table-cell>
              <table:table-cell office:value-type="float" office:value="0.6293027">
                <text:p>0.6293027</text:p>
              </table:table-cell>
              <table:table-cell office:value-type="float" office:value="1">
                <text:p>1</text:p>
              </table:table-cell>
              <table:table-cell office:value-type="float" office:value="0.8304068">
                <text:p>0.8304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37503">
                <text:p>0.637503</text:p>
              </table:table-cell>
              <table:table-cell office:value-type="float" office:value="0.5894993">
                <text:p>0.5894993</text:p>
              </table:table-cell>
              <table:table-cell office:value-type="float" office:value="1">
                <text:p>1</text:p>
              </table:table-cell>
              <table:table-cell office:value-type="float" office:value="0.7908984">
                <text:p>0.7908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534694">
                <text:p>0.6534694</text:p>
              </table:table-cell>
              <table:table-cell office:value-type="float" office:value="0.613109">
                <text:p>0.613109</text:p>
              </table:table-cell>
              <table:table-cell office:value-type="float" office:value="1">
                <text:p>1</text:p>
              </table:table-cell>
              <table:table-cell office:value-type="float" office:value="0.7906056">
                <text:p>0.7906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972556">
                <text:p>0.5972556</text:p>
              </table:table-cell>
              <table:table-cell office:value-type="float" office:value="0.6264914">
                <text:p>0.6264914</text:p>
              </table:table-cell>
              <table:table-cell office:value-type="float" office:value="1">
                <text:p>1</text:p>
              </table:table-cell>
              <table:table-cell office:value-type="float" office:value="0.7006183">
                <text:p>0.7006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374893">
                <text:p>0.3374893</text:p>
              </table:table-cell>
              <table:table-cell office:value-type="float" office:value="0.5052091">
                <text:p>0.5052091</text:p>
              </table:table-cell>
              <table:table-cell office:value-type="float" office:value="1">
                <text:p>1</text:p>
              </table:table-cell>
              <table:table-cell office:value-type="float" office:value="0.6713503">
                <text:p>0.671350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